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0 I, 200 E, 20 RN, 0.1 MC, 0.2 MS, 1 FN (2021-12-17 12:55:07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Evolution</text:p>
          </table:table-cell>
          <table:covered-table-cell/>
          <table:table-cell office:value-type="string" calcext:value-type="string" table:number-columns-spanned="2" table:number-rows-spanned="1">
            <text:p>Compression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Evolution</text:p>
          </table:table-cell>
          <table:covered-table-cell/>
          <table:table-cell office:value-type="string" calcext:value-type="string" table:number-columns-spanned="2" table:number-rows-spanned="1">
            <text:p>Compression</text:p>
          </table:table-cell>
          <table:covered-table-cell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ule Number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ule Numb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ule Number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Rule Numb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office:value-type="float" office:value="12" calcext:value-type="float">
            <text:p>12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float" office:value="0.76" calcext:value-type="float">
            <text:p>0.7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office:value-type="float" office:value="5" calcext:value-type="float">
            <text:p>5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" calcext:value-type="float">
            <text:p>0.82</text:p>
          </table:table-cell>
          <table:table-cell office:value-type="float" office:value="10" calcext:value-type="float">
            <text:p>10</text:p>
          </table:table-cell>
          <table:table-cell office:value-type="float" office:value="0.75" calcext:value-type="float">
            <text:p>0.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" calcext:value-type="float">
            <text:p>0.68</text:p>
          </table:table-cell>
          <table:table-cell office:value-type="float" office:value="9" calcext:value-type="float">
            <text:p>9</text:p>
          </table:table-cell>
          <table:table-cell office:value-type="float" office:value="0.75" calcext:value-type="float">
            <text:p>0.7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.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.83</text:p>
          </table:table-cell>
          <table:table-cell office:value-type="float" office:value="7" calcext:value-type="float">
            <text:p>7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7" calcext:value-type="float">
            <text:p>7</text:p>
          </table:table-cell>
          <table:table-cell office:value-type="float" office:value="0.82" calcext:value-type="float">
            <text:p>0.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3" calcext:value-type="float">
            <text:p>3</text:p>
          </table:table-cell>
          <table:table-cell office:value-type="float" office:value="0.73" calcext:value-type="float">
            <text:p>0.7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erage</text:p>
          </table:table-cell>
          <table:table-cell table:formula="of:=AVERAGE([.H3:.H10])" office:value-type="float" office:value="0.79375" calcext:value-type="float">
            <text:p>0.79375</text:p>
          </table:table-cell>
          <table:table-cell table:formula="of:=AVERAGE([.I3:.I10])" office:value-type="float" office:value="7.375" calcext:value-type="float">
            <text:p>7.375</text:p>
          </table:table-cell>
          <table:table-cell table:formula="of:=AVERAGE([.J3:.J10])" office:value-type="float" office:value="0.80625" calcext:value-type="float">
            <text:p>0.80625</text:p>
          </table:table-cell>
          <table:table-cell table:formula="of:=AVERAGE([.K3:.K10])"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d. Dev.</text:p>
          </table:table-cell>
          <table:table-cell table:formula="of:=STDEV([.H3:.H10])" office:value-type="float" office:value="0.0724938421030169" calcext:value-type="float">
            <text:p>0.072493842103017</text:p>
          </table:table-cell>
          <table:table-cell table:formula="of:=STDEV([.I3:.I10])" office:value-type="float" office:value="2.87538817255291" calcext:value-type="float">
            <text:p>2.87538817255291</text:p>
          </table:table-cell>
          <table:table-cell table:formula="of:=STDEV([.J3:.J10])" office:value-type="float" office:value="0.0459619407771256" calcext:value-type="float">
            <text:p>0.045961940777126</text:p>
          </table:table-cell>
          <table:table-cell table:formula="of:=STDEV([.K3:.K10])" office:value-type="float" office:value="1.35620268186054" calcext:value-type="float">
            <text:p>1.356202681860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3:.B12])" office:value-type="float" office:value="0.739" calcext:value-type="float">
            <text:p>0.739</text:p>
          </table:table-cell>
          <table:table-cell table:formula="of:=AVERAGE([.C3:.C12])" office:value-type="float" office:value="6.1" calcext:value-type="float">
            <text:p>6.1</text:p>
          </table:table-cell>
          <table:table-cell table:formula="of:=AVERAGE([.D3:.D12])" office:value-type="float" office:value="0.796" calcext:value-type="float">
            <text:p>0.796</text:p>
          </table:table-cell>
          <table:table-cell table:formula="of:=AVERAGE([.E3:.E12])" office:value-type="float" office:value="7.5" calcext:value-type="float">
            <text:p>7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d. Dev.</text:p>
          </table:table-cell>
          <table:table-cell table:formula="of:=STDEV([.B3:.B12])" office:value-type="float" office:value="0.131946959040366" calcext:value-type="float">
            <text:p>0.131946959040366</text:p>
          </table:table-cell>
          <table:table-cell table:formula="of:=STDEV([.C3:.C12])" office:value-type="float" office:value="3.69534241384416" calcext:value-type="float">
            <text:p>3.69534241384416</text:p>
          </table:table-cell>
          <table:table-cell table:formula="of:=STDEV([.D3:.D12])" office:value-type="float" office:value="0.0459951688284276" calcext:value-type="float">
            <text:p>0.045995168828428</text:p>
          </table:table-cell>
          <table:table-cell table:formula="of:=STDEV([.E3:.E12])" office:value-type="float" office:value="7.21495360730445" calcext:value-type="float">
            <text:p>7.21495360730445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[.C13]-1.64*([.C14])" office:value-type="float" office:value="0.0396384412955832" calcext:value-type="float">
            <text:p>0.039638441295583</text:p>
          </table:table-cell>
          <table:table-cell/>
          <table:table-cell table:formula="of:=[.E13]+1.96*([.E14])" office:value-type="float" office:value="21.6413090703167" calcext:value-type="float">
            <text:p>21.64130907031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7T14:34:36.131782905</dc:date>
    <meta:editing-duration>PT15M57S</meta:editing-duration>
    <meta:editing-cycles>2</meta:editing-cycles>
    <meta:generator>LibreOffice/7.1.6.2$Linux_X86_64 LibreOffice_project/10$Build-2</meta:generator>
    <meta:document-statistic meta:table-count="1" meta:cell-count="126" meta:object-count="0"/>
  </office:meta>
</office:document-meta>
</file>